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0000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number-columns-repeated="1022" table:default-cell-style-name="Default"/>
        <table:table-row table:style-name="ro1">
          <table:table-cell table:style-name="ce37" office:value-type="string" calcext:value-type="string">
            <text:p>Step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Status</text:p>
          </table:table-cell>
          <table:table-cell table:style-name="ce37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Download</text:p>
          </table:table-cell>
          <table:table-cell table:style-name="ce37" office:value-type="string" calcext:value-type="string">
            <text:p>URL</text:p>
          </table:table-cell>
          <table:table-cell table:style-name="ce37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5" office:value-type="string" calcext:value-type="string">
            <text:p>https://sillyventure.eu/download/sv2k22we_pack.zip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25" office:value-type="string" calcext:value-type="string">
            <text:p>http://ftp.pigwa.net/stuff/parties/prods/Silly_Venture,2022.12.08-11,Gdansk,Poland/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1" office:value-type="string" calcext:value-type="string">
            <text:p>TODO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omment</text:p>
          </table:table-cell>
          <table:table-cell table:style-name="ce41" table:number-columns-repeated="1014"/>
        </table:table-row>
        <table:table-row table:style-name="ro1">
          <table:table-cell table:style-name="ce42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OK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BONUS:SV22WEIN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AV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CARLETW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ETHO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ILLYGIA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MISSINGL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WOMANIN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number-columns-repeated="1014"/>
        </table:table-row>
        <table:table-row table:style-name="ro1">
          <table:table-cell table:style-name="ce42" office:value-type="string" calcext:value-type="string">
            <text:p>ATASCII:LORIGIN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0];1;FIND(&quot;:&quot;;[.A10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THETRUTH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1];1;FIND(&quot;:&quot;;[.A11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DRAGONHU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2];1;FIND(&quot;:&quot;;[.A12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PONGFATH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3];1;FIND(&quot;:&quot;;[.A13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ATASCII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4];1;FIND(&quot;:&quot;;[.A1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HAPPYFOX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AGEOFFAL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6];1;FIND(&quot;:&quot;;[.A16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TWOM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7];1;FIND(&quot;:&quot;;[.A17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2" office:value-type="string" calcext:value-type="string">
            <text:p>MSX:NHMB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18];1;FIND(&quot;:&quot;;[.A18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LINEARMO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19];1;FIND(&quot;:&quot;;[.A19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SILK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20];1;FIND(&quot;:&quot;;[.A20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RU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21];1;FIND(&quot;:&quot;;[.A21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256:SNAILRU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2];1;FIND(&quot;:&quot;;[.A22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3" office:value-type="string" calcext:value-type="string">
            <text:p>GAME256:SILLYLA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3];1;FIND(&quot;:&quot;;[.A23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256:MUTACJA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24];1;FIND(&quot;:&quot;;[.A24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ONESCAPE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supported</text:p>
          </table:table-cell>
          <table:table-cell table:style-name="ce47" table:formula="of:=MID([.A25];1;FIND(&quot;:&quot;;[.A25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LASTNIN2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6];1;FIND(&quot;:&quot;;[.A26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PROHIBAN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7];1;FIND(&quot;:&quot;;[.A2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VILLAGE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8];1;FIND(&quot;:&quot;;[.A28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LOVETRI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9];1;FIND(&quot;:&quot;;[.A29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NINJA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0];1;FIND(&quot;:&quot;;[.A30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MEADOW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1];1;FIND(&quot;:&quot;;[.A3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MTRXLOGO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32];1;FIND(&quot;:&quot;;[.A3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INFHEL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INTRO256:SIMPLASM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JSPRITES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5];1;FIND(&quot;:&quot;;[.A35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SPACER</text:p>
          </table:table-cell>
          <table:table-cell table:number-columns-repeated="4"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36];1;FIND(&quot;:&quot;;[.A36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PEBBLES</text:p>
          </table:table-cell>
          <table:table-cell table:style-name="ce47" office:value-type="string" calcext:value-type="string">
            <text:p>OK (FIXED)</text:p>
          </table:table-cell>
          <table:table-cell table:number-columns-repeated="3"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16K:AC23INV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INTRO16K:SILLYRIB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2" office:value-type="string" calcext:value-type="string">
            <text:p>INTRO16K:NINJA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2" office:value-type="string" calcext:value-type="string">
            <text:p>INTRO16K:FLOATING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1];1;FIND(&quot;:&quot;;[.A41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UNIFIED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XMEN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ARSANTIC</text:p>
          </table:table-cell>
          <table:table-cell table:style-name="ce50" office:value-type="string" calcext:value-type="string">
            <text:p>NOT OK</text:p>
          </table:table-cell>
          <table:table-cell table:style-name="ce48" office:value-type="string" calcext:value-type="string">
            <text:p>TODO</text:p>
          </table:table-cell>
          <table:table-cell table:style-name="ce47" office:value-type="string" calcext:value-type="string">
            <text:p>RESET</text:p>
          </table:table-cell>
          <table:table-cell table:style-name="ce48" office:value-type="string" calcext:value-type="string">
            <text:p>TODO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ARSVOXEL</text:p>
          </table:table-cell>
          <table:table-cell table:style-name="ce50" office:value-type="string" calcext:value-type="string">
            <text:p>NOT OK</text:p>
          </table:table-cell>
          <table:table-cell table:style-name="ce48" office:value-type="string" calcext:value-type="string">
            <text:p>TODO</text:p>
          </table:table-cell>
          <table:table-cell table:style-name="ce47" office:value-type="string" calcext:value-type="string">
            <text:p>RESET</text:p>
          </table:table-cell>
          <table:table-cell table:style-name="ce48" office:value-type="string" calcext:value-type="string">
            <text:p>TODO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T100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WS2022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9" office:value-type="string" calcext:value-type="string">
            <text:p>ESC, 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REGUSKOR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49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NYD23INV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9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VBXE:BURNBLIT</text:p>
          </table:table-cell>
          <table:table-cell table:style-name="ce50" office:value-type="string" calcext:value-type="string">
            <text:p>NOT OK</text:p>
          </table:table-cell>
          <table:table-cell table:number-columns-repeated="2" table:style-name="ce48" office:value-type="string" calcext:value-type="string">
            <text:p>TODO</text:p>
          </table:table-cell>
          <table:table-cell table:style-name="ce50" office:value-type="string" calcext:value-type="string">
            <text:p>TODO</text:p>
          </table:table-cell>
          <table:table-cell table:style-name="ce48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WILD:CHILTRO1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COLD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9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WILD:RYDEE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9" office:value-type="string" calcext:value-type="string">
            <text:p>ESC, 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9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WILD:BOL1972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3];1;FIND(&quot;:&quot;;[.A5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WILD:PWRRANG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4];1;FIND(&quot;:&quot;;[.A5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Steps Required</text:p>
          </table:table-cell>
          <table:table-cell table:style-name="ce45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eps Not done</text:p>
          </table:table-cell>
          <table:table-cell table:style-name="ce45" table:formula="of:=COUNTIF(STEPS;&quot;&quot;)+COUNTIF(STEPS;&quot;TODO&quot;)" office:value-type="float" office:value="7" calcext:value-type="float">
            <text:p>7</text:p>
          </table:table-cell>
          <table:table-cell table:style-name="ce38"/>
          <table:table-cell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7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eps Done</text:p>
          </table:table-cell>
          <table:table-cell table:style-name="ce51" table:formula="of:=1-[.B58]/[.B57]" office:value-type="percentage" office:value="0.973584905660377" calcext:value-type="percentage">
            <text:p>97%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Entries Available</text:p>
          </table:table-cell>
          <table:table-cell table:style-name="ce45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Entries DONE</text:p>
          </table:table-cell>
          <table:table-cell table:style-name="ce45" table:formula="of:=COUNTIF([.H2:.H54];&quot;NO&quot;)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Entries TODO</text:p>
          </table:table-cell>
          <table:table-cell table:style-name="ce45" table:formula="of:=[.B61]-[.B62]" office:value-type="float" office:value="4" calcext:value-type="float">
            <text:p>4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7" office:value-type="string" calcext:value-type="string">
            <text:p>Entries Done</text:p>
          </table:table-cell>
          <table:table-cell table:style-name="ce51" table:formula="of:=1-[.B63]/[.B61]" office:value-type="percentage" office:value="0.924528301886793" calcext:value-type="percentage">
            <text:p>92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Bonuses</text:p>
          </table:table-cell>
          <table:table-cell table:style-name="ce38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Songs</text:p>
          </table:table-cell>
          <table:table-cell table:style-name="ce38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Graphics</text:p>
          </table:table-cell>
          <table:table-cell table:style-name="ce38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Intros</text:p>
          </table:table-cell>
          <table:table-cell table:style-name="ce38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Demos</text:p>
          </table:table-cell>
          <table:table-cell table:style-name="ce38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Games</text:p>
          </table:table-cell>
          <table:table-cell table:style-name="ce38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8" office:value-type="string" calcext:value-type="string">
            <text:p>Wilds</text:p>
          </table:table-cell>
          <table:table-cell table:style-name="ce38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Total</text:p>
          </table:table-cell>
          <table:table-cell table:style-name="ce38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5:57:29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9T16:27:45.815000000</dc:date>
    <meta:editing-cycles>812</meta:editing-cycles>
    <meta:editing-duration>P12DT13H13M18S</meta:editing-duration>
    <meta:generator>LibreOffice/7.1.5.2$Windows_x86 LibreOffice_project/85f04e9f809797b8199d13c421bd8a2b025d52b5</meta:generator>
    <meta:document-statistic meta:table-count="3" meta:cell-count="551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